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5.08cm" svg:x2="0.635cm" svg:y2="9.525cm">
          <text:p text:style-name="P4"/>
        </draw:line>
        <draw:frame draw:style-name="gr3" draw:text-style-name="P5" draw:layer="layout" svg:width="5.08cm" svg:height="2.621cm" svg:x="0.635cm" svg:y="6.708cm">
          <draw:text-box>
            <text:p text:style-name="P4"><text:span text:style-name="T2">difference</text:span></text:p>
            <text:p text:style-name="P4"><text:span text:style-name="T2">hasIndex</text:span></text:p>
            <text:p text:style-name="P4"><text:span text:style-name="T2">intersection</text:span></text:p>
            <text:p text:style-name="P4"><text:span text:style-name="T2">makeArray</text:span></text:p>
            <text:p text:style-name="P4"><text:span text:style-name="T2">put, <text:s/>[ ]=l</text:span></text:p>
          </draw:text-box>
        </draw:frame>
        <draw:line draw:style-name="gr2" draw:text-style-name="P3" draw:layer="layout" svg:x1="10.795cm" svg:y1="9.525cm" svg:x2="0.635cm" svg:y2="9.525cm">
          <text:p text:style-name="P4"/>
        </draw:line>
        <draw:custom-shape draw:style-name="gr1" draw:text-style-name="P2" draw:layer="layout" svg:width="10.16cm" svg:height="0.635cm" svg:x="0.635cm" svg:y="3.81cm">
          <text:p text:style-name="P1"><text:span text:style-name="T1">Bag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1.27cm" svg:x2="5.715cm" svg:y2="1.905cm">
          <text:p text:style-name="P4"/>
        </draw:line>
        <draw:frame draw:style-name="gr4" draw:text-style-name="P5" draw:layer="layout" svg:width="6.35cm" svg:height="0.725cm" svg:x="0.635cm" svg:y="5.625cm">
          <draw:text-box>
            <text:p text:style-name="P4"><text:span text:style-name="T2">of</text:span></text:p>
          </draw:text-box>
        </draw:frame>
        <draw:line draw:style-name="gr2" draw:text-style-name="P3" draw:layer="layout" svg:x1="0.635cm" svg:y1="6.35cm" svg:x2="5.715cm" svg:y2="6.35cm">
          <text:p text:style-name="P4"/>
        </draw:line>
        <draw:frame draw:style-name="gr3" draw:text-style-name="P5" draw:layer="layout" svg:width="5.08cm" svg:height="2.54cm" svg:x="5.715cm" svg:y="6.985cm">
          <draw:text-box>
            <text:p text:style-name="P4"><text:span text:style-name="T2">putAll</text:span></text:p>
            <text:p text:style-name="P4"><text:span text:style-name="T2">subset</text:span></text:p>
            <text:p text:style-name="P4"><text:span text:style-name="T2">union</text:span></text:p>
            <text:p text:style-name="P4"><text:span text:style-name="T2">xor</text:span></text:p>
          </draw:text-box>
        </draw:frame>
        <draw:line draw:style-name="gr2" draw:text-style-name="P3" draw:layer="layout" svg:x1="5.715cm" svg:y1="9.525cm" svg:x2="5.715cm" svg:y2="6.985cm">
          <text:p text:style-name="P4"/>
        </draw:line>
        <draw:custom-shape draw:style-name="gr1" draw:text-style-name="P7" draw:layer="layout" svg:width="10.16cm" svg:height="0.635cm" svg:x="0.635cm" svg:y="4.445cm">
          <text:p text:style-name="P6"><text:span text:style-name="T1">+ <text:s/>SetColle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16cm" svg:height="0.635cm" svg:x="0.635cm" svg:y="1.905cm">
          <text:p text:style-name="P1"><text:span text:style-name="T1">Rela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15cm" svg:y1="3.175cm" svg:x2="5.715cm" svg:y2="3.81cm">
          <text:p text:style-name="P4"/>
        </draw:line>
        <draw:custom-shape draw:style-name="gr1" draw:text-style-name="P2" draw:layer="layout" svg:width="10.16cm" svg:height="0.635cm" svg:x="0.635cm" svg:y="2.54cm">
          <text:p text:style-name="P6"><text:span text:style-name="T1">+ <text:s/>MapCollec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8T12:51:06</dc:date>
    <dc:language>en-US</dc:language>
    <meta:editing-cycles>22</meta:editing-cycles>
    <meta:editing-duration>PT2H20M38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